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rial_1.ttf" manifest:media-type="application/x-font-ttf"/>
  <manifest:file-entry manifest:full-path="Fonts/Font_Times_New_Roman_1.ttf" manifest:media-type="application/x-font-ttf"/>
  <manifest:file-entry manifest:full-path="Fonts/Font_Adobe_Caslon_Pro_1.ttf" manifest:media-type="application/x-font-ttf"/>
  <manifest:file-entry manifest:full-path="Fonts/Font_Mangal_1.ttf" manifest:media-type="application/x-font-ttf"/>
  <manifest:file-entry manifest:full-path="Fonts/Font_Times_New_Roman_2.ttf" manifest:media-type="application/x-font-ttf"/>
  <manifest:file-entry manifest:full-path="Fonts/Font_Mangal_2.ttf" manifest:media-type="application/x-font-ttf"/>
  <manifest:file-entry manifest:full-path="Fonts/Font_Times_New_Roman_3.ttf" manifest:media-type="application/x-font-ttf"/>
  <manifest:file-entry manifest:full-path="Fonts/Font_Times_New_Roman_4.ttf" manifest:media-type="application/x-font-ttf"/>
  <manifest:file-entry manifest:full-path="Fonts/Font_Arial_2.ttf" manifest:media-type="application/x-font-ttf"/>
  <manifest:file-entry manifest:full-path="Fonts/Font_Arial_3.ttf" manifest:media-type="application/x-font-ttf"/>
  <manifest:file-entry manifest:full-path="Fonts/Font_Arial_4.ttf" manifest:media-type="application/x-font-ttf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dobe Caslon Pro" svg:font-family="'Adobe Caslon Pro'">
      <svg:font-face-src>
        <svg:font-face-uri xlink:href="Fonts/Font_Adobe_Caslon_Pro_1.ttf" xlink:type="simple" loext:font-style="normal" loext:font-weight="normal">
          <svg:font-face-format svg:string="truetype"/>
        </svg:font-face-uri>
      </svg:font-face-src>
    </style:font-face>
    <style:font-face style:name="Mangal1" svg:font-family="Mangal">
      <svg:font-face-src>
        <svg:font-face-uri xlink:href="Fonts/Font_Mangal_1.ttf" xlink:type="simple" loext:font-style="normal" loext:font-weight="normal">
          <svg:font-face-format svg:string="truetype"/>
        </svg:font-face-uri>
        <svg:font-face-uri xlink:href="Fonts/Font_Mangal_2.ttf" xlink:type="simple" loext:font-style="normal" loext:font-weight="bold">
          <svg:font-face-format svg:string="truetype"/>
        </svg:font-face-uri>
      </svg:font-face-src>
    </style:font-face>
    <style:font-face style:name="Times New Roman" svg:font-family="'Times New Roman'" style:font-family-generic="roman" style:font-pitch="variable">
      <svg:font-face-src>
        <svg:font-face-uri xlink:href="Fonts/Font_Times_New_Roman_1.ttf" xlink:type="simple" loext:font-style="normal" loext:font-weight="normal">
          <svg:font-face-format svg:string="truetype"/>
        </svg:font-face-uri>
        <svg:font-face-uri xlink:href="Fonts/Font_Times_New_Roman_2.ttf" xlink:type="simple" loext:font-style="normal" loext:font-weight="bold">
          <svg:font-face-format svg:string="truetype"/>
        </svg:font-face-uri>
        <svg:font-face-uri xlink:href="Fonts/Font_Times_New_Roman_3.ttf" xlink:type="simple" loext:font-style="italic" loext:font-weight="normal">
          <svg:font-face-format svg:string="truetype"/>
        </svg:font-face-uri>
        <svg:font-face-uri xlink:href="Fonts/Font_Times_New_Roman_4.ttf" xlink:type="simple" loext:font-style="italic" loext:font-weight="bold">
          <svg:font-face-format svg:string="truetype"/>
        </svg:font-face-uri>
      </svg:font-face-src>
    </style:font-face>
    <style:font-face style:name="Arial" svg:font-family="Arial" style:font-family-generic="swiss" style:font-pitch="variable">
      <svg:font-face-src>
        <svg:font-face-uri xlink:href="Fonts/Font_Arial_1.ttf" xlink:type="simple" loext:font-style="normal" loext:font-weight="normal">
          <svg:font-face-format svg:string="truetype"/>
        </svg:font-face-uri>
        <svg:font-face-uri xlink:href="Fonts/Font_Arial_2.ttf" xlink:type="simple" loext:font-style="normal" loext:font-weight="bold">
          <svg:font-face-format svg:string="truetype"/>
        </svg:font-face-uri>
        <svg:font-face-uri xlink:href="Fonts/Font_Arial_3.ttf" xlink:type="simple" loext:font-style="italic" loext:font-weight="normal">
          <svg:font-face-format svg:string="truetype"/>
        </svg:font-face-uri>
        <svg:font-face-uri xlink:href="Fonts/Font_Arial_4.ttf" xlink:type="simple" loext:font-style="italic" loext:font-weight="bold">
          <svg:font-face-format svg:string="truetype"/>
        </svg:font-face-uri>
      </svg:font-face-src>
    </style:font-face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54662" officeooo:paragraph-rsid="00054662" style:font-size-asian="12.25pt" style:font-size-complex="14pt"/>
    </style:style>
    <style:style style:name="P3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76ebf" officeooo:paragraph-rsid="00076ebf" style:font-size-asian="12.25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95119" officeooo:paragraph-rsid="00095119" style:font-size-asian="12.25pt" style:font-size-complex="14pt"/>
    </style:style>
    <style:style style:name="P5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b165d" officeooo:paragraph-rsid="000b165d" style:font-size-asian="12.25pt" style:font-size-complex="14pt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Times New Roman" fo:font-size="14pt" officeooo:rsid="000d11e4" officeooo:paragraph-rsid="000d11e4" style:font-size-asian="12.25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54662" officeooo:paragraph-rsid="00054662" style:font-size-asian="12.25pt" style:font-weight-asian="bold" style:font-size-complex="14pt" style:font-weight-complex="bold"/>
    </style:style>
    <style:style style:name="P8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b165d" officeooo:paragraph-rsid="000b165d" style:font-size-asian="12.25pt" style:font-weight-asian="bold" style:font-size-complex="14pt" style:font-weight-complex="bold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Times New Roman" fo:font-size="14pt" fo:font-weight="bold" officeooo:rsid="000d11e4" officeooo:paragraph-rsid="000d11e4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imes New Roman" fo:font-size="24pt" style:text-underline-style="solid" style:text-underline-width="auto" style:text-underline-color="font-color" fo:font-weight="bold" officeooo:rsid="00054662" officeooo:paragraph-rsid="00054662" style:font-size-asian="12.25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76ebf"/>
    </style:style>
    <style:style style:name="T3" style:family="text">
      <style:text-properties officeooo:rsid="00095119"/>
    </style:style>
    <style:style style:name="T4" style:family="text">
      <style:text-properties officeooo:rsid="000d11e4"/>
    </style:style>
    <style:style style:name="T5" style:family="text">
      <style:text-properties officeooo:rsid="0010aa0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0">Bibliografía:</text:p>
      <text:p text:style-name="P1"/>
      <text:p text:style-name="P1"/>
      <text:list xml:id="list3291269033" text:style-name="L1">
        <text:list-item>
          <text:p text:style-name="P7">1.- Fundamentos de la Matemática Financiera</text:p>
          <text:p text:style-name="P2"><text:span text:style-name="T1">Autor</text:span>: Jesús Alirio Silva M</text:p>
          <text:p text:style-name="P2"><text:span text:style-name="T1">Editor</text:span>: Ediciones CO-BO J-00007102-0</text:p>
          <text:p text:style-name="P2"><text:span text:style-name="T1">Año</text:span>: 2012</text:p>
          <text:p text:style-name="P2"><text:span text:style-name="T1">ISBN</text:span>: 978-980-262-798-1</text:p>
          <text:p text:style-name="P2"/>
        </text:list-item>
        <text:list-item>
          <text:p text:style-name="P7">2.- Fundamentos de la Contabilidad (Tomo 1 y Tomo 2)</text:p>
          <text:p text:style-name="P2"><text:span text:style-name="T1">Autor</text:span>: Jesús Alirio Silva M</text:p>
          <text:p text:style-name="P2"><text:span text:style-name="T1">Editor</text:span>: Ediciones CO-BO J-00007102-0</text:p>
          <text:p text:style-name="P2"><text:span text:style-name="T1">Año</text:span>: 2014</text:p>
          <text:p text:style-name="P2"><text:span text:style-name="T1">ISBN</text:span>: 980-262-391-1 (Tomo 1)</text:p>
          <text:p text:style-name="P2"><text:tab/> 980-262-631-7 (Tomo 2)</text:p>
          <text:p text:style-name="P2"/>
        </text:list-item>
        <text:list-item>
          <text:p text:style-name="P7">3.- <text:span text:style-name="T2">Matemáticas Financieras (2da Edicion) – </text:span><text:span text:style-name="T3">Serie Schaum</text:span></text:p>
          <text:p text:style-name="P3"><text:span text:style-name="T1">Autores</text:span>: <text:span text:style-name="T3">Petr Zuma y Robert L. Brown</text:span></text:p>
          <text:p text:style-name="P4"><text:span text:style-name="T1">Año</text:span>: <text:s/>1984 (Inglés)</text:p>
          <text:p text:style-name="P4"><text:tab/>2005 (Español)</text:p>
          <text:p text:style-name="P5"><text:span text:style-name="T1">Editor</text:span>: McGraw-Hill</text:p>
          <text:p text:style-name="P5"><text:span text:style-name="T1">ISBN</text:span>: 0-07-008203-0</text:p>
          <text:p text:style-name="P5"><text:span text:style-name="T1">ISBN-10</text:span>: 970-10-5498-9</text:p>
          <text:p text:style-name="P5"><text:span text:style-name="T1">ISBN-13</text:span>: 978-970-10-5498-9</text:p>
          <text:p text:style-name="P5"/>
        </text:list-item>
        <text:list-item>
          <text:p text:style-name="P8">4.- <text:span text:style-name="T4">Matemáticas Financieras</text:span></text:p>
          <text:p text:style-name="P6"><text:span text:style-name="T1">Autores</text:span>: Francisco Gómez y Victor Gómez Fernández (Hijo)</text:p>
          <text:p text:style-name="P6"><text:span text:style-name="T1">Editor</text:span>: Ediciones Fragor</text:p>
          <text:p text:style-name="P6"><text:span text:style-name="T1">Año</text:span>: <text:s/>1977 </text:p>
          <text:p text:style-name="P6"><text:tab/>2007 (Edición Especial)</text:p>
          <text:p text:style-name="P6"><text:span text:style-name="T1">ISBN</text:span>: 980-007-742-3</text:p>
          <text:p text:style-name="P6"/>
        </text:list-item>
        <text:list-item>
          <text:p text:style-name="P9">5.- Matemáticas para la Administración</text:p>
          <text:p text:style-name="P6"><text:span text:style-name="T1">Autor</text:span>: Prof. Luisa Márquez Zambrano</text:p>
          <text:p text:style-name="P6"><text:span text:style-name="T1">Editoriales</text:span>: <text:s/><text:span text:style-name="T5">Fundación</text:span> <text:span text:style-name="T5">Misión</text:span> Sucre</text:p>
          <text:p text:style-name="P6"><text:tab/><text:tab/>Universidad Politécnica Territorial “Federico Palacios”</text:p>
          <text:p text:style-name="P6"><text:tab/><text:tab/>(antes, Instituto Universitario de Tecnología “Federico Palacios”)</text:p>
          <text:p text:style-name="P6"><text:span text:style-name="T1">Año</text:span>: 2006</text:p>
          <text:p text:style-name="P6"><text:span text:style-name="T1">ISBN</text:span>: N/D (o en Trámite)</text:p>
        </text:list-item>
      </text:list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dobe Caslon Pro" svg:font-family="'Adobe Caslon Pro'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dobe Caslon Pro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dobe Caslon Pro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dobe Caslon Pro" fo:font-family="'Adobe Caslon Pro'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dobe Caslon Pro" fo:font-family="'Adobe Caslon Pro'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dobe Caslon Pro" fo:font-family="'Adobe Caslon Pro'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dobe Caslon Pro" fo:font-family="'Adobe Caslon Pro'"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0-05T15:14:31.130000000</meta:creation-date>
    <meta:editing-cycles>10</meta:editing-cycles>
    <meta:editing-duration>PT20M31S</meta:editing-duration>
    <dc:date>2020-10-05T15:34:54.504000000</dc:date>
    <meta:generator>LibreOffice/7.0.1.2$Windows_X86_64 LibreOffice_project/7cbcfc562f6eb6708b5ff7d7397325de9e764452</meta:generator>
    <meta:document-statistic meta:table-count="0" meta:image-count="0" meta:object-count="0" meta:page-count="1" meta:paragraph-count="33" meta:word-count="134" meta:character-count="977" meta:non-whitespace-character-count="868"/>
  </office:meta>
</office:document-meta>
</file>